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神官
「皆様、ご足労いただきありがとうございます。」</text:p>
          </table:table-cell>
          <table:table-cell table:number-columns-repeated="1023"/>
        </table:table-row>
        <table:table-row>
          <table:table-cell table:style-name="ce0" office:value-type="string">
            <text:p>さっそく、“ヒトならざる仲間”の話を聞きに
来ました！！</text:p>
          </table:table-cell>
          <table:table-cell table:number-columns-repeated="1023"/>
        </table:table-row>
        <table:table-row>
          <table:table-cell table:style-name="ce0" office:value-type="string">
            <text:p>お話、よろしいですか？</text:p>
          </table:table-cell>
          <table:table-cell table:number-columns-repeated="1023"/>
        </table:table-row>
        <table:table-row>
          <table:table-cell table:style-name="ce0" office:value-type="string">
            <text:p>神官
「ええ、もちろん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皆様が煉絶の姫君たちと奮闘している間、
　私なりに古い文献をあたって情報を集めて
　いたのですが、」</text:p>
          </table:table-cell>
          <table:table-cell table:number-columns-repeated="1023"/>
        </table:table-row>
        <table:table-row>
          <table:table-cell table:style-name="ce0" office:value-type="string">
            <text:p>神官
「多くの伝承において、先代の熾天少女が
　単身で敵の軍勢と闘いを繰り広げている
　描写しかありませんで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しかし、とある由緒正しい文献によると、
　どうやら彼女には信頼できる力強い仲間が
　いたとのことなのです。」</text:p>
          </table:table-cell>
          <table:table-cell table:number-columns-repeated="1023"/>
        </table:table-row>
        <table:table-row>
          <table:table-cell table:style-name="ce0" office:value-type="string">
            <text:p>でも、それって別の熾天少女でもなければ
人間でもないんですよね・・・？</text:p>
          </table:table-cell>
          <table:table-cell table:number-columns-repeated="1023"/>
        </table:table-row>
        <table:table-row>
          <table:table-cell table:style-name="ce0" office:value-type="string">
            <text:p>神官
「そのとおり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その仲間は、この世界に住まう精霊たちの
　長、」</text:p>
          </table:table-cell>
          <table:table-cell table:number-columns-repeated="1023"/>
        </table:table-row>
        <table:table-row>
          <table:table-cell table:style-name="ce0" office:value-type="string">
            <text:p>神官
「“精霊王”と呼ばれていたそうです。」</text:p>
          </table:table-cell>
          <table:table-cell table:number-columns-repeated="1023"/>
        </table:table-row>
        <table:table-row>
          <table:table-cell table:style-name="ce0" office:value-type="string">
            <text:p>精霊王！？　なんかすごそう！！！</text:p>
          </table:table-cell>
          <table:table-cell table:number-columns-repeated="1023"/>
        </table:table-row>
        <table:table-row>
          <table:table-cell table:style-name="ce0" office:value-type="string">
            <text:p>精霊王！YES！！　精霊王！！YESッ！！</text:p>
          </table:table-cell>
          <table:table-cell table:number-columns-repeated="1023"/>
        </table:table-row>
        <table:table-row>
          <table:table-cell table:style-name="ce0" office:value-type="string">
            <text:p>落ちつけ。</text:p>
          </table:table-cell>
          <table:table-cell table:number-columns-repeated="1023"/>
        </table:table-row>
        <table:table-row>
          <table:table-cell table:style-name="ce0" office:value-type="string">
            <text:p>すまな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、それで、その精霊王とは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ええ。　精霊王についてさらに調査したの
　ですが、あまり詳細に記述されておらず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大陸南部にある“蜃気楼の谷”での眠りから
　覚め、熾天少女に協力した、ということしか
　分かっていません。」</text:p>
          </table:table-cell>
          <table:table-cell table:number-columns-repeated="1023"/>
        </table:table-row>
        <table:table-row>
          <table:table-cell table:style-name="ce0" office:value-type="string">
            <text:p>大陸南部に、精霊王が・・・</text:p>
          </table:table-cell>
          <table:table-cell table:number-columns-repeated="1023"/>
        </table:table-row>
        <table:table-row>
          <table:table-cell table:style-name="ce0" office:value-type="string">
            <text:p>今も存在するのか？</text:p>
          </table:table-cell>
          <table:table-cell table:number-columns-repeated="1023"/>
        </table:table-row>
        <table:table-row>
          <table:table-cell table:style-name="ce0" office:value-type="string">
            <text:p>神官
「煉絶の姫君を破った後、精霊王は再び南の
　地で眠りについた、と残されています。」</text:p>
          </table:table-cell>
          <table:table-cell table:number-columns-repeated="1023"/>
        </table:table-row>
        <table:table-row>
          <table:table-cell table:style-name="ce0" office:value-type="string">
            <text:p>神官
「記述が正しければ、今も蜃気楼の谷に
　精霊王が存在する可能性はあるでしょう。」</text:p>
          </table:table-cell>
          <table:table-cell table:number-columns-repeated="1023"/>
        </table:table-row>
        <table:table-row>
          <table:table-cell table:style-name="ce0" office:value-type="string">
            <text:p>レグマくん！！　これはもちろん行くっきゃ
ないよね！！　ね！？</text:p>
          </table:table-cell>
          <table:table-cell table:number-columns-repeated="1023"/>
        </table:table-row>
        <table:table-row>
          <table:table-cell table:style-name="ce0" office:value-type="string">
            <text:p>味方が増えるのはうれしいです・・・</text:p>
          </table:table-cell>
          <table:table-cell table:number-columns-repeated="1023"/>
        </table:table-row>
        <table:table-row>
          <table:table-cell table:style-name="ce0" office:value-type="string">
            <text:p>探す価値はありそうだ。</text:p>
          </table:table-cell>
          <table:table-cell table:number-columns-repeated="1023"/>
        </table:table-row>
        <table:table-row>
          <table:table-cell table:style-name="ce0" office:value-type="string">
            <text:p>神官
「騎士団長殿から話は聞きま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煉絶の姫君カラットとは別に、蒼麗の歌姫を
　名乗るカラットまで現れたとか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敵勢力の拡大に備えるためにも、精霊王の
　力を借りることができれば、大きな助力と
　なるでしょう。」</text:p>
          </table:table-cell>
          <table:table-cell table:number-columns-repeated="1023"/>
        </table:table-row>
        <table:table-row>
          <table:table-cell table:style-name="ce0" office:value-type="string">
            <text:p>精霊の王だなんて、頼もしいわね。</text:p>
          </table:table-cell>
          <table:table-cell table:number-columns-repeated="1023"/>
        </table:table-row>
        <table:table-row>
          <table:table-cell table:style-name="ce0" office:value-type="string">
            <text:p>ぜひとも仲間に迎え入れたい。</text:p>
          </table:table-cell>
          <table:table-cell table:number-columns-repeated="1023"/>
        </table:table-row>
        <table:table-row>
          <table:table-cell table:style-name="ce0" office:value-type="string">
            <text:p>何より、当時の戦いに携わった者だ。
敵勢力の弱点や熾力の強化に関する貴重な
情報を得られる可能性が高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む。　すぐにでも南部へ出発してくれる
　かな？」</text:p>
          </table:table-cell>
          <table:table-cell table:number-columns-repeated="1023"/>
        </table:table-row>
        <table:table-row>
          <table:table-cell table:style-name="ce0" office:value-type="string">
            <text:p>了解した。</text:p>
          </table:table-cell>
          <table:table-cell table:number-columns-repeated="1023"/>
        </table:table-row>
        <table:table-row>
          <table:table-cell table:style-name="ce0" office:value-type="string">
            <text:p>南部への道順を教示願いたい。　船が必要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いや、南部へは“サンライズ大橋”を渡れば
　たどりつく。　ほぼ陸続きだよ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港町ザザーブの西に、南北へ伸びる公道が
　あるだろう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の公道を南に下って行けば、サンライズ
　大橋に着く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あとは、その橋を渡れば南部だ。」</text:p>
          </table:table-cell>
          <table:table-cell table:number-columns-repeated="1023"/>
        </table:table-row>
        <table:table-row>
          <table:table-cell table:style-name="ce0" office:value-type="string">
            <text:p>分かった。　サンライズ大橋だな。</text:p>
          </table:table-cell>
          <table:table-cell table:number-columns-repeated="1023"/>
        </table:table-row>
        <table:table-row>
          <table:table-cell table:style-name="ce0" office:value-type="string">
            <text:p>南部へ着いたら、次は蜃気楼の谷を目指せば
いいんですね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だが、蜃気楼の谷と呼ばれる地名は、私は
　聞いたことが無い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神官殿はご存じか？」</text:p>
          </table:table-cell>
          <table:table-cell table:number-columns-repeated="1023"/>
        </table:table-row>
        <table:table-row>
          <table:table-cell table:style-name="ce0" office:value-type="string">
            <text:p>神官
「いいえ、残念ながら私も記憶にありません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なにぶん、古い伝承に記された地名ですので、
　今はその名称が使われていないのかも
　しれませんね。」</text:p>
          </table:table-cell>
          <table:table-cell table:number-columns-repeated="1023"/>
        </table:table-row>
        <table:table-row>
          <table:table-cell table:style-name="ce0" office:value-type="string">
            <text:p>そんじゃ、現地で聞き込みだね。</text:p>
          </table:table-cell>
          <table:table-cell table:number-columns-repeated="1023"/>
        </table:table-row>
        <table:table-row>
          <table:table-cell table:style-name="ce0" office:value-type="string">
            <text:p>ではさっそく出発するとしよう。</text:p>
          </table:table-cell>
          <table:table-cell table:number-columns-repeated="1023"/>
        </table:table-row>
        <table:table-row>
          <table:table-cell table:style-name="ce0" office:value-type="string">
            <text:p>騎士団長に神官、情報感謝する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む。　無事に精霊王の力を得られることを
　願っているよ。」</text:p>
          </table:table-cell>
          <table:table-cell table:number-columns-repeated="1023"/>
        </table:table-row>
        <table:table-row>
          <table:table-cell table:style-name="ce0" office:value-type="string">
            <text:p>神官
「どうか、ご武運を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9+01:00</meta:creation-date>
    <dc:date>2019-11-02T13:22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